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1cm" fo:min-width="13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cm" fo:min-width="4.25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7.5cm" style:writing-mode="lr-tb" loext:decorative="false"/>
      <style:paragraph-properties style:writing-mode="lr-tb"/>
    </style:style>
    <style:style style:name="gr5" style:family="graphic" style:parent-style-name="standard">
      <style:graphic-properties draw:fill="none" draw:fill-color="#ffffff" loext:fill-use-slide-background="false" draw:textarea-horizontal-align="justify" draw:textarea-vertical-align="middle" draw:auto-grow-height="false" fo:min-height="6cm" fo:min-width="13.249cm" loext:decorative="false"/>
    </style:style>
    <style:style style:name="gr6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13.25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5cm" fo:min-width="9.5cm" style:writing-mode="lr-tb" loext:decorative="false"/>
      <style:paragraph-properties style:writing-mode="lr-tb"/>
    </style:style>
    <style:style style:name="gr11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2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marker-end="Extrémités_20_de_20_flèche_20_4" draw:marker-end-width="0.3cm" draw:fill="none" draw:textarea-vertical-align="middle" loext:decorative="false"/>
    </style:style>
    <style:style style:name="gr13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5cm" fo:min-width="9.5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false" fo:min-height="0.5cm" fo:min-width="9.5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3.75cm" svg:height="1.25cm" svg:x="1cm" svg:y="1cm">
          <text:p text:style-name="P1">Logo <text:s text:c="5"/>|match|tournois|équipe| <text:s text:c="5"/>profil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8.25cm" svg:y1="3.25cm" svg:x2="15.25cm" svg:y2="2.5cm">
          <text:p/>
        </draw:line>
        <draw:custom-shape draw:style-name="gr3" draw:text-style-name="P4" draw:layer="layout" svg:width="4.75cm" svg:height="0.75cm" svg:x="16cm" svg:y="3.25cm">
          <text:p text:style-name="P1">Menu de nav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4cm" svg:y="5.5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4cm" svg:y="6.25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4cm" svg:y="7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4cm" svg:y="5.5cm">
          <text:p text:style-name="P1">date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4cm" svg:y="6.25cm">
          <text:p text:style-name="P5"><text:span text:style-name="T1">match1</text:span> | info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4cm" svg:y="7cm">
          <text:p text:style-name="P5"><text:span text:style-name="T1">match2</text:span> | info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4cm" svg:y="2.75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4cm" svg:y="3.5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4cm" svg:y="4.25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4cm" svg:y="2.75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4cm" svg:y="3.5cm">
          <text:p text:style-name="P1">Match1 | info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4cm" svg:y="4.25cm">
          <text:p text:style-name="P1">Match2 | info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749cm" svg:height="6.25cm" svg:x="1.001cm" svg:y="2.25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9.5cm" svg:y1="8.5cm" svg:x2="15cm" svg:y2="7.75cm">
          <text:p/>
        </draw:line>
        <draw:custom-shape draw:style-name="gr3" draw:text-style-name="P4" draw:layer="layout" svg:width="4.75cm" svg:height="0.75cm" svg:x="15.75cm" svg:y="8.5cm">
          <text:p text:style-name="P1">Page match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3.75cm" svg:height="1.25cm" svg:x="1cm" svg:y="10cm">
          <text:p text:style-name="P1">Logo <text:s text:c="5"/>|match|tournois|équipe| <text:s text:c="5"/>profils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749cm" svg:height="6.25cm" svg:x="1.001cm" svg:y="11.25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9.5cm" svg:y1="17cm" svg:x2="15cm" svg:y2="16.25cm">
          <text:p/>
        </draw:line>
        <draw:custom-shape draw:style-name="gr3" draw:text-style-name="P4" draw:layer="layout" svg:width="4.75cm" svg:height="0.75cm" svg:x="15.75cm" svg:y="17.75cm">
          <text:p text:style-name="P1">Page tournois</text:p>
          <text:p text:style-name="P1">Trié par importanc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11.75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12.5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13.25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11.75cm">
          <text:p text:style-name="P1">Moi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12.5cm">
          <text:p text:style-name="P5">Tournois 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13.25cm">
          <text:p text:style-name="P5">Tournois 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3.75cm" svg:height="1.25cm" svg:x="1cm" svg:y="18.75cm">
          <text:p text:style-name="P1">Logo <text:s text:c="5"/>|match|tournois|équipe| <text:s text:c="5"/>profils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749cm" svg:height="6.25cm" svg:x="1.001cm" svg:y="20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9.5cm" svg:y1="25.75cm" svg:x2="15cm" svg:y2="25cm">
          <text:p/>
        </draw:line>
        <draw:custom-shape draw:style-name="gr3" draw:text-style-name="P4" draw:layer="layout" svg:width="4.75cm" svg:height="0.75cm" svg:x="16cm" svg:y="26cm">
          <text:p text:style-name="P1">Page équip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22.25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23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22.25cm">
          <text:p text:style-name="P1">Equipe 2 | cashpriz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23cm">
          <text:p text:style-name="P1">Liste des joueur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20.5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21.25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20.5cm">
          <text:p text:style-name="P1">Equipe 1 | cashpriz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21.25cm">
          <text:p text:style-name="P1">Liste des joueurs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3.75cm" svg:height="0.5cm" svg:x="1cm" svg:y="8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3.75cm" svg:height="0.5cm" svg:x="1cm" svg:y="17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3.75cm" svg:height="0.5cm" svg:x="1cm" svg:y="25.75cm">
          <text:p text:style-name="P1">footer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5.003cm" svg:height="0.963cm" svg:x="4.75cm" svg:y="0.037cm">
          <draw:text-box>
            <text:p>match.php?id=x</text:p>
          </draw:text-box>
        </draw:frame>
        <draw:custom-shape draw:style-name="gr4" draw:text-style-name="P4" draw:layer="layout" svg:width="8cm" svg:height="0.75cm" svg:x="3.5cm" svg:y="14.25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15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15.75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3.5cm" svg:y="14.25cm">
          <text:p text:style-name="P1">Mois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8cm" svg:height="0.75cm" svg:x="3.5cm" svg:y="15cm">
          <text:p text:style-name="P5">Tournois 1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8cm" svg:height="0.75cm" svg:x="3.5cm" svg:y="15.75cm">
          <text:p text:style-name="P5">Tournois 2</text:p>
          <draw:enhanced-geometry svg:viewBox="0 0 21600 21600" draw:type="rectangle" draw:enhanced-path="M 0 0 L 21600 0 21600 21600 0 21600 0 0 Z N"/>
        </draw:custom-shape>
      </draw:page>
      <draw:page draw:name="page2" draw:style-name="dp2" draw:master-page-name="Standard">
        <draw:custom-shape draw:style-name="gr1" draw:text-style-name="P2" draw:layer="layout" svg:width="13.75cm" svg:height="1.25cm" svg:x="1cm" svg:y="2.75cm">
          <text:p text:style-name="P1">Logo <text:s text:c="5"/>|match|tournois|équipe| <text:s text:c="5"/>profils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749cm" svg:height="6.25cm" svg:x="1.001cm" svg:y="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3.75cm" svg:height="0.5cm" svg:x="1cm" svg:y="9.75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5cm" svg:height="0.75cm" svg:x="1.25cm" svg:y="8.75cm">
          <text:p text:style-name="P1">Type paris 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0.75cm" svg:x="4cm" svg:y="5.5cm">
          <text:p text:style-name="P1">Match | date | tournois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0cm" svg:height="0.75cm" svg:x="2.75cm" svg:y="6.5cm">
          <text:p text:style-name="P5">Equipe X(cote) vs Equipe Y(cote)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5cm" svg:height="0.75cm" svg:x="4.75cm" svg:y="8.75cm">
          <text:p text:style-name="P1">équipe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5cm" svg:height="0.75cm" svg:x="8.25cm" svg:y="8.75cm">
          <text:p text:style-name="P1">valeur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cm" svg:height="0.75cm" svg:x="12cm" svg:y="8.75cm">
          <text:p text:style-name="P1">valider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2cm" svg:y1="11.25cm" svg:x2="11.5cm" svg:y2="9.5cm">
          <text:p/>
        </draw:line>
        <draw:custom-shape draw:style-name="gr13" draw:text-style-name="P9" draw:layer="layout" svg:width="10cm" svg:height="0.75cm" svg:x="8.5cm" svg:y="11cm">
          <text:p text:style-name="P5">Faire un paris sur le match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0cm" svg:height="0.75cm" svg:x="1.5cm" svg:y="1.75cm">
          <text:p text:style-name="P5">match.php?id=x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4" draw:display-name="Extrémités de flèche 4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5:12:08.850539357</meta:creation-date>
    <dc:date>2025-03-03T23:15:22.814545313</dc:date>
    <meta:editing-duration>PT36M21S</meta:editing-duration>
    <meta:editing-cycles>7</meta:editing-cycles>
    <meta:generator>LibreOffice/24.2.6.2$Linux_X86_64 LibreOffice_project/420$Build-2</meta:generator>
    <meta:document-statistic meta:object-count="62"/>
  </office:meta>
</office:document-meta>
</file>